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34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3.251cm"/>
    </style:style>
    <style:style style:name="co4" style:family="table-column">
      <style:table-column-properties fo:break-before="auto" style:column-width="3.886cm"/>
    </style:style>
    <style:style style:name="co5" style:family="table-column">
      <style:table-column-properties fo:break-before="auto" style:column-width="3.662cm"/>
    </style:style>
    <style:style style:name="co6" style:family="table-column">
      <style:table-column-properties fo:break-before="auto" style:column-width="3.722cm"/>
    </style:style>
    <style:style style:name="co7" style:family="table-column">
      <style:table-column-properties fo:break-before="auto" style:column-width="4.607cm"/>
    </style:style>
    <style:style style:name="co8" style:family="table-column">
      <style:table-column-properties fo:break-before="auto" style:column-width="5.445cm"/>
    </style:style>
    <style:style style:name="ro1" style:family="table-row">
      <style:table-row-properties style:row-height="2.226cm" fo:break-before="auto" style:use-optimal-row-height="false"/>
    </style:style>
    <style:style style:name="ro2" style:family="table-row">
      <style:table-row-properties style:row-height="1.198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Réponses_20_de_20_formulaire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eeeeee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text-outline="false" fo:language="fr" fo:country="F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08" table:default-cell-style-name="Default"/>
        <table:table-row table:style-name="ro1">
          <table:table-cell table:style-name="ce1" office:value-type="string">
            <text:p>Drawing #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Sex</text:p>
          </table:table-cell>
          <table:table-cell table:style-name="ce1" office:value-type="string">
            <text:p>Drawing lvl</text:p>
          </table:table-cell>
          <table:table-cell table:style-name="ce1" office:value-type="string">
            <text:p>Draw often ?</text:p>
          </table:table-cell>
          <table:table-cell table:style-name="ce1" office:value-type="string">
            <text:p>Use a ruler ?</text:p>
          </table:table-cell>
          <table:table-cell table:style-name="ce1" office:value-type="string">
            <text:p>Task difficult ?</text:p>
          </table:table-cell>
          <table:table-cell table:style-name="ce1" office:value-type="string">
            <text:p>Confidence ? 1 : Good</text:p>
          </table:table-cell>
          <table:table-cell table:style-name="ce1" office:value-type="string">
            <text:p>Amusing ?</text:p>
          </table:table-cell>
          <table:table-cell table:style-name="ce1" office:value-type="string">
            <text:p>Interface easy to use ?</text:p>
          </table:table-cell>
          <table:table-cell table:style-name="ce1" office:value-type="string">
            <text:p>Projected elements sustitued physical elements</text:p>
          </table:table-cell>
          <table:table-cell table:style-name="ce1" office:value-type="string">
            <text:p>Projected elements complemented physical elements ?</text:p>
          </table:table-cell>
          <table:table-cell table:style-name="ce1" office:value-type="string">
            <text:p>Projection hindered drawing</text:p>
          </table:table-cell>
          <table:table-cell table:style-name="ce1" office:value-type="string">
            <text:p>Projection border large enougth ?</text:p>
          </table:table-cell>
          <table:table-cell table:style-name="ce1" office:value-type="string">
            <text:p>The resolution was high enough ?</text:p>
          </table:table-cell>
          <table:table-cell table:style-name="ce1" office:value-type="string">
            <text:p>Projection had errors ? </text:p>
          </table:table-cell>
          <table:table-cell table:style-name="ce1" office:value-type="string">
            <text:p>Drawing duration (mins)</text:p>
          </table:table-cell>
          <table:table-cell table:style-name="ce1" office:value-type="string">
            <text:p>Stars</text:p>
          </table:table-cell>
          <table:table-cell table:style-name="ce1" office:value-type="string">
            <text:p>Light ghost strokes</text:p>
          </table:table-cell>
          <table:table-cell table:style-name="ce1" office:value-type="string">
            <text:p>Heavy ghost strokes</text:p>
          </table:table-cell>
          <table:table-cell table:style-name="ce1" office:value-type="string">
            <text:p>Point creation</text:p>
          </table:table-cell>
          <table:table-cell table:style-name="ce1" office:value-type="string">
            <text:p>Line creation</text:p>
          </table:table-cell>
          <table:table-cell table:style-name="ce1" office:value-type="string">
            <text:p>Point edition</text:p>
          </table:table-cell>
          <table:table-cell table:style-name="ce1" office:value-type="string">
            <text:p>Lines edition</text:p>
          </table:table-cell>
          <table:table-cell table:style-name="ce1" office:value-type="string">
            <text:p>Grid actions</text:p>
          </table:table-cell>
          <table:table-cell table:style-name="ce1" office:value-type="string">
            <text:p>Total</text:p>
          </table:table-cell>
          <table:table-cell/>
          <table:table-cell office:value-type="string">
            <text:p>APM</text:p>
          </table:table-cell>
          <table:table-cell table:number-columns-repeated="995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BO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Femme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7"/>
          <table:table-cell table:style-name="ce2" office:value-type="float" office:value="8">
            <text:p>8</text:p>
          </table:table-cell>
          <table:table-cell table:style-name="ce2" office:value-type="float" office:value="6.25">
            <text:p>6,25</text:p>
          </table:table-cell>
          <table:table-cell table:style-name="ce2" office:value-type="float" office:value="10.75">
            <text:p>10,75</text:p>
          </table:table-cell>
          <table:table-cell table:style-name="ce2" office:value-type="float" office:value="0">
            <text:p>0</text:p>
          </table:table-cell>
          <table:table-cell table:style-name="ce2" table:number-columns-repeated="6"/>
          <table:table-cell table:number-columns-repeated="997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string">
            <text:p>BO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Homme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table:number-columns-repeated="7"/>
          <table:table-cell table:style-name="ce2" office:value-type="float" office:value="9">
            <text:p>9</text:p>
          </table:table-cell>
          <table:table-cell table:style-name="ce2" office:value-type="float" office:value="1.2">
            <text:p>1,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table:number-columns-repeated="6"/>
          <table:table-cell table:number-columns-repeated="997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string">
            <text:p>BO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Femme</text:p>
          </table:table-cell>
          <table:table-cell table:number-columns-repeated="3" table:style-name="ce2" office:value-type="float" office:value="2">
            <text:p>2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table:number-columns-repeated="7"/>
          <table:table-cell table:style-name="ce2" office:value-type="float" office:value="11">
            <text:p>11</text:p>
          </table:table-cell>
          <table:table-cell table:style-name="ce2" office:value-type="float" office:value="9.75">
            <text:p>9,75</text:p>
          </table:table-cell>
          <table:table-cell table:style-name="ce2" office:value-type="float" office:value="6.75">
            <text:p>6,75</text:p>
          </table:table-cell>
          <table:table-cell table:style-name="ce2" office:value-type="float" office:value="0">
            <text:p>0</text:p>
          </table:table-cell>
          <table:table-cell table:style-name="ce2" table:number-columns-repeated="6"/>
          <table:table-cell table:number-columns-repeated="997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string">
            <text:p>BO</text:p>
          </table:table-cell>
          <table:table-cell table:style-name="ce2" office:value-type="float" office:value="32">
            <text:p>32</text:p>
          </table:table-cell>
          <table:table-cell table:style-name="ce2" office:value-type="string">
            <text:p>Femme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table:number-columns-repeated="7"/>
          <table:table-cell table:style-name="ce2" office:value-type="float" office:value="13">
            <text:p>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" table:number-columns-repeated="6"/>
          <table:table-cell table:number-columns-repeated="997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string">
            <text:p>BO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Homme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table:number-columns-repeated="7"/>
          <table:table-cell table:style-name="ce2" office:value-type="float" office:value="7">
            <text:p>7</text:p>
          </table:table-cell>
          <table:table-cell table:style-name="ce2" office:value-type="float" office:value="9.25">
            <text:p>9,25</text:p>
          </table:table-cell>
          <table:table-cell table:style-name="ce2" office:value-type="float" office:value="10.25">
            <text:p>10,25</text:p>
          </table:table-cell>
          <table:table-cell table:style-name="ce2" office:value-type="float" office:value="1.25">
            <text:p>1,25</text:p>
          </table:table-cell>
          <table:table-cell table:style-name="ce2" table:number-columns-repeated="6"/>
          <table:table-cell table:number-columns-repeated="99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string">
            <text:p>BO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Homme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table:number-columns-repeated="7"/>
          <table:table-cell table:style-name="ce2" office:value-type="float" office:value="11">
            <text:p>11</text:p>
          </table:table-cell>
          <table:table-cell table:style-name="ce2" office:value-type="float" office:value="7.5">
            <text:p>7,5</text:p>
          </table:table-cell>
          <table:table-cell table:style-name="ce2" office:value-type="float" office:value="11.5">
            <text:p>11,5</text:p>
          </table:table-cell>
          <table:table-cell table:style-name="ce2" office:value-type="float" office:value="1.25">
            <text:p>1,25</text:p>
          </table:table-cell>
          <table:table-cell table:style-name="ce2" table:number-columns-repeated="6"/>
          <table:table-cell table:number-columns-repeated="997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string">
            <text:p>BO</text:p>
          </table:table-cell>
          <table:table-cell table:style-name="ce2" office:value-type="float" office:value="57">
            <text:p>57</text:p>
          </table:table-cell>
          <table:table-cell table:style-name="ce2" office:value-type="string">
            <text:p>Femme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table:number-columns-repeated="7"/>
          <table:table-cell table:style-name="ce2" office:value-type="float" office:value="15">
            <text:p>15</text:p>
          </table:table-cell>
          <table:table-cell table:style-name="ce2" office:value-type="float" office:value="3.2">
            <text:p>3,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.4">
            <text:p>3,4</text:p>
          </table:table-cell>
          <table:table-cell table:style-name="ce2" table:number-columns-repeated="6"/>
          <table:table-cell table:number-columns-repeated="997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string">
            <text:p>BO</text:p>
          </table:table-cell>
          <table:table-cell table:style-name="ce2" office:value-type="float" office:value="35">
            <text:p>35</text:p>
          </table:table-cell>
          <table:table-cell table:style-name="ce2" office:value-type="string">
            <text:p>Femme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table:number-columns-repeated="7"/>
          <table:table-cell table:style-name="ce2" office:value-type="float" office:value="13">
            <text:p>1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.4">
            <text:p>6,4</text:p>
          </table:table-cell>
          <table:table-cell table:style-name="ce2" office:value-type="float" office:value="0.2">
            <text:p>0,2</text:p>
          </table:table-cell>
          <table:table-cell table:style-name="ce2" table:number-columns-repeated="6"/>
          <table:table-cell table:number-columns-repeated="997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 office:value-type="string">
            <text:p>BO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Homme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table:number-columns-repeated="7"/>
          <table:table-cell table:style-name="ce2" office:value-type="float" office:value="10">
            <text:p>10</text:p>
          </table:table-cell>
          <table:table-cell table:style-name="ce2" office:value-type="float" office:value="7.25">
            <text:p>7,2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0.5">
            <text:p>0,5</text:p>
          </table:table-cell>
          <table:table-cell table:style-name="ce2" table:number-columns-repeated="6"/>
          <table:table-cell table:number-columns-repeated="997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 office:value-type="string">
            <text:p>BO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Femme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table:number-columns-repeated="7"/>
          <table:table-cell table:style-name="ce2" office:value-type="float" office:value="8">
            <text:p>8</text:p>
          </table:table-cell>
          <table:table-cell table:style-name="ce2" office:value-type="float" office:value="8.25">
            <text:p>8,25</text:p>
          </table:table-cell>
          <table:table-cell table:style-name="ce2" office:value-type="float" office:value="8.5">
            <text:p>8,5</text:p>
          </table:table-cell>
          <table:table-cell table:style-name="ce2" office:value-type="float" office:value="1.5">
            <text:p>1,5</text:p>
          </table:table-cell>
          <table:table-cell table:style-name="ce2" table:number-columns-repeated="6"/>
          <table:table-cell table:number-columns-repeated="997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2" office:value-type="string">
            <text:p>BO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Homme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table:number-columns-repeated="7"/>
          <table:table-cell table:style-name="ce2" office:value-type="float" office:value="6">
            <text:p>6</text:p>
          </table:table-cell>
          <table:table-cell table:style-name="ce2" office:value-type="float" office:value="8.75">
            <text:p>8,75</text:p>
          </table:table-cell>
          <table:table-cell table:style-name="ce2" office:value-type="float" office:value="9.5">
            <text:p>9,5</text:p>
          </table:table-cell>
          <table:table-cell table:style-name="ce2" office:value-type="float" office:value="0.5">
            <text:p>0,5</text:p>
          </table:table-cell>
          <table:table-cell table:style-name="ce2" table:number-columns-repeated="6"/>
          <table:table-cell table:number-columns-repeated="99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 office:value-type="string">
            <text:p>BO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Homm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7"/>
          <table:table-cell table:style-name="ce2" office:value-type="float" office:value="9">
            <text:p>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.8">
            <text:p>8,8</text:p>
          </table:table-cell>
          <table:table-cell table:style-name="ce2" office:value-type="float" office:value="1.6">
            <text:p>1,6</text:p>
          </table:table-cell>
          <table:table-cell table:style-name="ce2" table:number-columns-repeated="6"/>
          <table:table-cell table:number-columns-repeated="99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 office:value-type="string">
            <text:p>BO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Homme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table:number-columns-repeated="7"/>
          <table:table-cell table:style-name="ce2" office:value-type="float" office:value="10">
            <text:p>10</text:p>
          </table:table-cell>
          <table:table-cell table:style-name="ce2" office:value-type="float" office:value="9.4">
            <text:p>9,4</text:p>
          </table:table-cell>
          <table:table-cell table:style-name="ce2" office:value-type="float" office:value="9.6">
            <text:p>9,6</text:p>
          </table:table-cell>
          <table:table-cell table:style-name="ce2" office:value-type="float" office:value="4">
            <text:p>4</text:p>
          </table:table-cell>
          <table:table-cell table:style-name="ce2" table:number-columns-repeated="6"/>
          <table:table-cell table:number-columns-repeated="997"/>
        </table:table-row>
        <table:table-row table:style-name="ro2">
          <table:table-cell table:style-name="ce2"/>
          <table:table-cell/>
          <table:table-cell table:style-name="ce2" table:number-columns-repeated="25"/>
          <table:table-cell table:number-columns-repeated="997"/>
        </table:table-row>
        <table:table-row table:style-name="ro2">
          <table:table-cell table:style-name="ce2"/>
          <table:table-cell/>
          <table:table-cell table:formula="of:=AVERAGE([.C2:.C14])" office:value-type="float" office:value="34.0769230769231">
            <text:p>34,0769230769</text:p>
          </table:table-cell>
          <table:table-cell/>
          <table:table-cell table:formula="of:=AVERAGE([.E2:.E14])" office:value-type="float" office:value="2.84615384615385">
            <text:p>2,8461538462</text:p>
          </table:table-cell>
          <table:table-cell table:formula="of:=AVERAGE([.F2:.F14])" office:value-type="float" office:value="2">
            <text:p>2</text:p>
          </table:table-cell>
          <table:table-cell table:formula="of:=AVERAGE([.G2:.G14])" office:value-type="float" office:value="5.53846153846154">
            <text:p>5,5384615385</text:p>
          </table:table-cell>
          <table:table-cell table:formula="of:=AVERAGE([.H2:.H14])" office:value-type="float" office:value="1.38461538461538">
            <text:p>1,3846153846</text:p>
          </table:table-cell>
          <table:table-cell table:formula="of:=AVERAGE([.I2:.I14])" office:value-type="float" office:value="2.07692307692308">
            <text:p>2,0769230769</text:p>
          </table:table-cell>
          <table:table-cell table:formula="of:=AVERAGE([.J2:.J14])" office:value-type="float" office:value="2.15384615384615">
            <text:p>2,1538461538</text:p>
          </table:table-cell>
          <table:table-cell table:number-columns-repeated="7"/>
          <table:table-cell table:formula="of:=AVERAGE([.R2:.R14])" office:value-type="float" office:value="10">
            <text:p>10</text:p>
          </table:table-cell>
          <table:table-cell table:formula="of:=AVERAGE([.S2:.S14])" office:value-type="float" office:value="6.44615384615385">
            <text:p>6,4461538462</text:p>
          </table:table-cell>
          <table:table-cell table:formula="of:=AVERAGE([.T2:.T14])" office:value-type="float" office:value="8.61923076923077">
            <text:p>8,6192307692</text:p>
          </table:table-cell>
          <table:table-cell table:formula="of:=AVERAGE([.U2:.U14])" office:value-type="float" office:value="1.09230769230769">
            <text:p>1,0923076923</text:p>
          </table:table-cell>
          <table:table-cell table:number-columns-repeated="1003"/>
        </table:table-row>
        <table:table-row table:style-name="ro2">
          <table:table-cell table:style-name="ce2"/>
          <table:table-cell/>
          <table:table-cell table:formula="of:=STDEV([.C2:.C14])" office:value-type="float" office:value="12.1137768570991">
            <text:p>12,1137768571</text:p>
          </table:table-cell>
          <table:table-cell/>
          <table:table-cell table:formula="of:=STDEV([.E2:.E14])" office:value-type="float" office:value="1.34450448407296">
            <text:p>1,3445044841</text:p>
          </table:table-cell>
          <table:table-cell table:formula="of:=STDEV([.F2:.F14])" office:value-type="float" office:value="0.912870929175277">
            <text:p>0,9128709292</text:p>
          </table:table-cell>
          <table:table-cell table:formula="of:=STDEV([.G2:.G14])" office:value-type="float" office:value="1.7134460703207">
            <text:p>1,7134460703</text:p>
          </table:table-cell>
          <table:table-cell table:formula="of:=STDEV([.H2:.H14])" office:value-type="float" office:value="0.960768922830523">
            <text:p>0,9607689228</text:p>
          </table:table-cell>
          <table:table-cell table:formula="of:=STDEV([.I2:.I14])" office:value-type="float" office:value="1.32045058354705">
            <text:p>1,3204505835</text:p>
          </table:table-cell>
          <table:table-cell table:formula="of:=STDEV([.J2:.J14])" office:value-type="float" office:value="1.06818801763811">
            <text:p>1,0681880176</text:p>
          </table:table-cell>
          <table:table-cell table:number-columns-repeated="7"/>
          <table:table-cell table:formula="of:=STDEV([.R2:.R14])" office:value-type="float" office:value="2.58198889747161">
            <text:p>2,5819888975</text:p>
          </table:table-cell>
          <table:table-cell table:formula="of:=STDEV([.S2:.S14])" office:value-type="float" office:value="2.76853312081067">
            <text:p>2,7685331208</text:p>
          </table:table-cell>
          <table:table-cell table:formula="of:=STDEV([.T2:.T14])" office:value-type="float" office:value="2.23070789040333">
            <text:p>2,2307078904</text:p>
          </table:table-cell>
          <table:table-cell table:formula="of:=STDEV([.U2:.U14])" office:value-type="float" office:value="1.30780448236828">
            <text:p>1,3078044824</text:p>
          </table:table-cell>
          <table:table-cell table:number-columns-repeated="1003"/>
        </table:table-row>
        <table:table-row table:style-name="ro2">
          <table:table-cell table:style-name="ce2"/>
          <table:table-cell table:number-columns-repeated="6"/>
          <table:table-cell office:value-type="string">
            <text:p>1easy</text:p>
          </table:table-cell>
          <table:table-cell office:value-type="string">
            <text:p>1 confident</text:p>
          </table:table-cell>
          <table:table-cell office:value-type="string">
            <text:p>1 amusing</text:p>
          </table:table-cell>
          <table:table-cell office:value-type="string">
            <text:p>1 yes</text:p>
          </table:table-cell>
          <table:table-cell office:value-type="string">
            <text:p>1 no</text:p>
          </table:table-cell>
          <table:table-cell office:value-type="string">
            <text:p>1 yes</text:p>
          </table:table-cell>
          <table:table-cell office:value-type="string">
            <text:p>1 no</text:p>
          </table:table-cell>
          <table:table-cell office:value-type="string">
            <text:p>1 yes</text:p>
          </table:table-cell>
          <table:table-cell office:value-type="string">
            <text:p>1 no</text:p>
          </table:table-cell>
          <table:table-cell office:value-type="string">
            <text:p>1 oui</text:p>
          </table:table-cell>
          <table:table-cell office:value-type="string">
            <text:p>mins</text:p>
          </table:table-cell>
          <table:table-cell table:number-columns-repeated="1006"/>
        </table:table-row>
        <table:table-row table:style-name="ro2">
          <table:table-cell table:style-name="ce3"/>
          <table:table-cell table:number-columns-repeated="3"/>
          <table:table-cell office:value-type="string">
            <text:p>0.4991</text:p>
          </table:table-cell>
          <table:table-cell table:number-columns-repeated="2"/>
          <table:table-cell table:style-name="ce3" office:value-type="string">
            <text:p> 0.2211</text:p>
          </table:table-cell>
          <table:table-cell table:style-name="ce3" office:value-type="string">
            <text:p> 0.7765</text:p>
          </table:table-cell>
          <table:table-cell table:style-name="ce3" office:value-type="string">
            <text:p> 0.5263</text:p>
          </table:table-cell>
          <table:table-cell/>
          <table:table-cell table:formula="of:=8 - [.L20]" office:value-type="float" office:value="2.35714285714286">
            <text:p>2,3571428571</text:p>
          </table:table-cell>
          <table:table-cell table:number-columns-repeated="3"/>
          <table:table-cell table:formula="of:=8 - [.P20]" office:value-type="float" office:value="2.85714285714286">
            <text:p>2,8571428571</text:p>
          </table:table-cell>
          <table:table-cell/>
          <table:table-cell office:value-type="string">
            <text:p>0.0007 <text:s/>SIG</text:p>
          </table:table-cell>
          <table:table-cell office:value-type="string">
            <text:p>sig</text:p>
          </table:table-cell>
          <table:table-cell office:value-type="string">
            <text:p>oui</text:p>
          </table:table-cell>
          <table:table-cell office:value-type="string">
            <text:p>SIG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formula="of:=AVERAGE([.C22:.C35])" office:value-type="float" office:value="26">
            <text:p>26</text:p>
          </table:table-cell>
          <table:table-cell/>
          <table:table-cell table:formula="of:=AVERAGE([.E22:.E35])" office:value-type="float" office:value="3.42857142857143">
            <text:p>3,4285714286</text:p>
          </table:table-cell>
          <table:table-cell table:formula="of:=AVERAGE([.F22:.F35])" office:value-type="float" office:value="3.85714285714286">
            <text:p>3,8571428571</text:p>
          </table:table-cell>
          <table:table-cell table:formula="of:=AVERAGE([.G22:.G35])" office:value-type="float" office:value="5.21428571428571">
            <text:p>5,2142857143</text:p>
          </table:table-cell>
          <table:table-cell table:formula="of:=AVERAGE([.H22:.H35])" office:value-type="float" office:value="1.71428571428571">
            <text:p>1,7142857143</text:p>
          </table:table-cell>
          <table:table-cell table:formula="of:=AVERAGE([.I22:.I35])" office:value-type="float" office:value="2.21428571428571">
            <text:p>2,2142857143</text:p>
          </table:table-cell>
          <table:table-cell table:formula="of:=AVERAGE([.J22:.J35])" office:value-type="float" office:value="2">
            <text:p>2</text:p>
          </table:table-cell>
          <table:table-cell table:formula="of:=AVERAGE([.K22:.K35])" office:value-type="float" office:value="2.35714285714286">
            <text:p>2,3571428571</text:p>
          </table:table-cell>
          <table:table-cell table:formula="of:=AVERAGE([.L22:.L35])" office:value-type="float" office:value="5.64285714285714">
            <text:p>5,6428571429</text:p>
          </table:table-cell>
          <table:table-cell table:formula="of:=AVERAGE([.M22:.M35])" office:value-type="float" office:value="2.28571428571429">
            <text:p>2,2857142857</text:p>
          </table:table-cell>
          <table:table-cell table:formula="of:=AVERAGE([.N22:.N35])" office:value-type="float" office:value="2.57142857142857">
            <text:p>2,5714285714</text:p>
          </table:table-cell>
          <table:table-cell table:formula="of:=AVERAGE([.O22:.O35])" office:value-type="float" office:value="3.35714285714286">
            <text:p>3,3571428571</text:p>
          </table:table-cell>
          <table:table-cell table:formula="of:=AVERAGE([.P22:.P35])" office:value-type="float" office:value="5.14285714285714">
            <text:p>5,1428571429</text:p>
          </table:table-cell>
          <table:table-cell table:formula="of:=AVERAGE([.Q22:.Q35])" office:value-type="float" office:value="2.42857142857143">
            <text:p>2,4285714286</text:p>
          </table:table-cell>
          <table:table-cell table:formula="of:=AVERAGE([.R22:.R35])" office:value-type="float" office:value="13.8571428571429">
            <text:p>13,8571428571</text:p>
          </table:table-cell>
          <table:table-cell table:formula="of:=AVERAGE([.S22:.S35])" office:value-type="float" office:value="1.43571428571429">
            <text:p>1,4357142857</text:p>
          </table:table-cell>
          <table:table-cell table:formula="of:=AVERAGE([.T22:.T35])" office:value-type="float" office:value="0.203571428571429">
            <text:p>0,2035714286</text:p>
          </table:table-cell>
          <table:table-cell table:formula="of:=AVERAGE([.U22:.U35])" office:value-type="float" office:value="0.232142857142857">
            <text:p>0,2321428571</text:p>
          </table:table-cell>
          <table:table-cell table:formula="of:=AVERAGE([.V22:.V35])" office:value-type="float" office:value="4.92307692307692">
            <text:p>4,9230769231</text:p>
          </table:table-cell>
          <table:table-cell table:formula="of:=AVERAGE([.W22:.W35])" office:value-type="float" office:value="17.9230769230769">
            <text:p>17,9230769231</text:p>
          </table:table-cell>
          <table:table-cell table:formula="of:=AVERAGE([.X22:.X35])" office:value-type="float" office:value="5.23076923076923">
            <text:p>5,2307692308</text:p>
          </table:table-cell>
          <table:table-cell table:formula="of:=AVERAGE([.Y22:.Y35])" office:value-type="float" office:value="40.7692307692308">
            <text:p>40,7692307692</text:p>
          </table:table-cell>
          <table:table-cell table:formula="of:=AVERAGE([.Z22:.Z35])" office:value-type="float" office:value="3.76923076923077">
            <text:p>3,7692307692</text:p>
          </table:table-cell>
          <table:table-cell table:formula="of:=AVERAGE([.AA22:.AA35])" office:value-type="float" office:value="185.428571428571">
            <text:p>185,4285714286</text:p>
          </table:table-cell>
          <table:table-cell/>
          <table:table-cell table:formula="of:=AVERAGE([.AC22:.AC35])" office:value-type="float" office:value="13.5296238483738">
            <text:p>13,5296238484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formula="of:=STDEV([.C22:.C35])" office:value-type="float" office:value="3.32820117735137">
            <text:p>3,3282011774</text:p>
          </table:table-cell>
          <table:table-cell/>
          <table:table-cell table:formula="of:=STDEV([.E22:.E35])" office:value-type="float" office:value="1.28388147753274">
            <text:p>1,2838814775</text:p>
          </table:table-cell>
          <table:table-cell table:formula="of:=STDEV([.F22:.F35])" office:value-type="float" office:value="1.87522892375398">
            <text:p>1,8752289238</text:p>
          </table:table-cell>
          <table:table-cell table:formula="of:=STDEV([.G22:.G35])" office:value-type="float" office:value="1.47692880035521">
            <text:p>1,4769288004</text:p>
          </table:table-cell>
          <table:table-cell table:formula="of:=STDEV([.H22:.H35])" office:value-type="float" office:value="0.913873533463375">
            <text:p>0,9138735335</text:p>
          </table:table-cell>
          <table:table-cell table:formula="of:=STDEV([.I22:.I35])" office:value-type="float" office:value="0.801783725737273">
            <text:p>0,8017837257</text:p>
          </table:table-cell>
          <table:table-cell table:formula="of:=STDEV([.J22:.J35])" office:value-type="float" office:value="0.784464540552736">
            <text:p>0,7844645406</text:p>
          </table:table-cell>
          <table:table-cell table:formula="of:=STDEV([.K22:.K35])" office:value-type="float" office:value="0.928782731664065">
            <text:p>0,9287827317</text:p>
          </table:table-cell>
          <table:table-cell table:formula="of:=STDEV([.L22:.L35])" office:value-type="float" office:value="1.54954796669832">
            <text:p>1,5495479667</text:p>
          </table:table-cell>
          <table:table-cell table:formula="of:=STDEV([.M22:.M35])" office:value-type="float" office:value="2.01641614403725">
            <text:p>2,016416144</text:p>
          </table:table-cell>
          <table:table-cell table:formula="of:=STDEV([.N22:.N35])" office:value-type="float" office:value="1.60356745147455">
            <text:p>1,6035674515</text:p>
          </table:table-cell>
          <table:table-cell table:formula="of:=STDEV([.O22:.O35])" office:value-type="float" office:value="2.7902892835178">
            <text:p>2,7902892835</text:p>
          </table:table-cell>
          <table:table-cell table:formula="of:=STDEV([.P22:.P35])" office:value-type="float" office:value="1.65748386032949">
            <text:p>1,6574838603</text:p>
          </table:table-cell>
          <table:table-cell table:formula="of:=STDEV([.Q22:.Q35])" office:value-type="float" office:value="1.01634985756236">
            <text:p>1,0163498576</text:p>
          </table:table-cell>
          <table:table-cell table:formula="of:=STDEV([.R22:.R35])" office:value-type="float" office:value="2.6269942712345">
            <text:p>2,6269942712</text:p>
          </table:table-cell>
          <table:table-cell table:formula="of:=STDEV([.S22:.S35])" office:value-type="float" office:value="0.912610071639111">
            <text:p>0,9126100716</text:p>
          </table:table-cell>
          <table:table-cell table:formula="of:=STDEV([.T22:.T35])" office:value-type="float" office:value="0.477358229342366">
            <text:p>0,4773582293</text:p>
          </table:table-cell>
          <table:table-cell table:formula="of:=STDEV([.U22:.U35])" office:value-type="float" office:value="0.383108311084448">
            <text:p>0,3831083111</text:p>
          </table:table-cell>
          <table:table-cell table:formula="of:=STDEV([.V22:.V35])" office:value-type="float" office:value="2.98500526134485">
            <text:p>2,9850052613</text:p>
          </table:table-cell>
          <table:table-cell table:formula="of:=STDEV([.W22:.W35])" office:value-type="float" office:value="4.32938676299424">
            <text:p>4,329386763</text:p>
          </table:table-cell>
          <table:table-cell table:formula="of:=STDEV([.X22:.X35])" office:value-type="float" office:value="4.02396666143094">
            <text:p>4,0239666614</text:p>
          </table:table-cell>
          <table:table-cell table:formula="of:=STDEV([.Y22:.Y35])" office:value-type="float" office:value="10.8562873192899">
            <text:p>10,8562873193</text:p>
          </table:table-cell>
          <table:table-cell table:formula="of:=STDEV([.Z22:.Z35])" office:value-type="float" office:value="2.86222076232909">
            <text:p>2,8622207623</text:p>
          </table:table-cell>
          <table:table-cell table:formula="of:=STDEV([.AA22:.AA35])" office:value-type="float" office:value="61.3648788123007">
            <text:p>61,3648788123</text:p>
          </table:table-cell>
          <table:table-cell/>
          <table:table-cell table:formula="of:=STDEV([.AC22:.AC35])" office:value-type="float" office:value="4.41488167975964">
            <text:p>4,4148816798</text:p>
          </table:table-cell>
          <table:table-cell table:number-columns-repeated="995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 office:value-type="string">
            <text:p>P 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Femm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.75">
            <text:p>3,7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5">
            <text:p>0,2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72">
            <text:p>172</text:p>
          </table:table-cell>
          <table:table-cell/>
          <table:table-cell table:formula="of:=[.AA22]/[.R22]" office:value-type="float" office:value="8.6">
            <text:p>8,6</text:p>
          </table:table-cell>
          <table:table-cell table:number-columns-repeated="995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2" office:value-type="string">
            <text:p>P </text:p>
          </table:table-cell>
          <table:table-cell table:style-name="ce2" office:value-type="float" office:value="32">
            <text:p>32</text:p>
          </table:table-cell>
          <table:table-cell table:style-name="ce2" office:value-type="string">
            <text:p>Homm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0.25">
            <text:p>0,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8">
            <text:p>198</text:p>
          </table:table-cell>
          <table:table-cell/>
          <table:table-cell table:formula="of:=[.AA23]/[.R23]" office:value-type="float" office:value="15.2307692307692">
            <text:p>15,2307692308</text:p>
          </table:table-cell>
          <table:table-cell table:number-columns-repeated="995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 office:value-type="string">
            <text:p>P 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Homme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.5">
            <text:p>1,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5">
            <text:p>165</text:p>
          </table:table-cell>
          <table:table-cell/>
          <table:table-cell table:formula="of:=[.AA24]/[.R24]" office:value-type="float" office:value="11">
            <text:p>11</text:p>
          </table:table-cell>
          <table:table-cell table:number-columns-repeated="99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string">
            <text:p>P 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Homm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number-columns-repeated="3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15">
            <text:p>215</text:p>
          </table:table-cell>
          <table:table-cell/>
          <table:table-cell table:formula="of:=[.AA25]/[.R25]" office:value-type="float" office:value="13.4375">
            <text:p>13,4375</text:p>
          </table:table-cell>
          <table:table-cell table:number-columns-repeated="99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P 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Homm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number-columns-repeated="2" office:value-type="float" office:value="1.8">
            <text:p>1,8</text:p>
          </table:table-cell>
          <table:table-cell office:value-type="float" office:value="1.2">
            <text:p>1,2</text:p>
          </table:table-cell>
          <table:table-cell table:style-name="ce2" table:number-columns-repeated="5"/>
          <table:table-cell table:style-name="ce2" office:value-type="float" office:value="185">
            <text:p>185</text:p>
          </table:table-cell>
          <table:table-cell/>
          <table:table-cell table:formula="of:=[.AA26]/[.R26]" office:value-type="float" office:value="15.4166666666667">
            <text:p>15,4166666667</text:p>
          </table:table-cell>
          <table:table-cell table:number-columns-repeated="995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P </text:p>
          </table:table-cell>
          <table:table-cell table:style-name="ce2" office:value-type="float" office:value="32">
            <text:p>32</text:p>
          </table:table-cell>
          <table:table-cell table:style-name="ce2" office:value-type="string">
            <text:p>Homme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.6">
            <text:p>2,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72">
            <text:p>172</text:p>
          </table:table-cell>
          <table:table-cell/>
          <table:table-cell table:formula="of:=[.AA27]/[.R27]" office:value-type="float" office:value="12.2857142857143">
            <text:p>12,2857142857</text:p>
          </table:table-cell>
          <table:table-cell table:number-columns-repeated="995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string">
            <text:p>P 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Femme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6">
            <text:p>6</text:p>
          </table:table-cell>
          <table:table-cell table:number-columns-repeated="4"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.4">
            <text:p>1,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93">
            <text:p>193</text:p>
          </table:table-cell>
          <table:table-cell/>
          <table:table-cell table:formula="of:=[.AA28]/[.R28]" office:value-type="float" office:value="10.7222222222222">
            <text:p>10,7222222222</text:p>
          </table:table-cell>
          <table:table-cell table:number-columns-repeated="995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 office:value-type="string">
            <text:p>P 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Homme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70">
            <text:p>170</text:p>
          </table:table-cell>
          <table:table-cell/>
          <table:table-cell table:formula="of:=[.AA29]/[.R29]" office:value-type="float" office:value="14.1666666666667">
            <text:p>14,1666666667</text:p>
          </table:table-cell>
          <table:table-cell table:number-columns-repeated="995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2" office:value-type="string">
            <text:p>P 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Femme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3"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.8">
            <text:p>1,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70">
            <text:p>170</text:p>
          </table:table-cell>
          <table:table-cell/>
          <table:table-cell table:formula="of:=[.AA30]/[.R30]" office:value-type="float" office:value="13.0769230769231">
            <text:p>13,0769230769</text:p>
          </table:table-cell>
          <table:table-cell table:number-columns-repeated="995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office:value-type="string">
            <text:p>P 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Femme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0.6">
            <text:p>0,6</text:p>
          </table:table-cell>
          <table:table-cell table:style-name="ce2" office:value-type="float" office:value="0.2">
            <text:p>0,2</text:p>
          </table:table-cell>
          <table:table-cell table:style-name="ce2" office:value-type="float" office:value="0.4">
            <text:p>0,4</text:p>
          </table:table-cell>
          <table:table-cell office:value-type="float" office:value="6">
            <text:p>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5">
            <text:p>135</text:p>
          </table:table-cell>
          <table:table-cell/>
          <table:table-cell table:formula="of:=[.AA31]/[.R31]" office:value-type="float" office:value="11.25">
            <text:p>11,25</text:p>
          </table:table-cell>
          <table:table-cell table:number-columns-repeated="995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 office:value-type="string">
            <text:p>P 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Homme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0.8">
            <text:p>0,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39">
            <text:p>339</text:p>
          </table:table-cell>
          <table:table-cell/>
          <table:table-cell table:formula="of:=[.AA32]/[.R32]" office:value-type="float" office:value="24.2142857142857">
            <text:p>24,2142857143</text:p>
          </table:table-cell>
          <table:table-cell table:number-columns-repeated="995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string">
            <text:p>P 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Homme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.4">
            <text:p>0,4</text:p>
          </table:table-cell>
          <table:table-cell table:style-name="ce2" office:value-type="float" office:value="0.8">
            <text:p>0,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0">
            <text:p>100</text:p>
          </table:table-cell>
          <table:table-cell/>
          <table:table-cell table:formula="of:=[.AA33]/[.R33]" office:value-type="float" office:value="9.09090909090909">
            <text:p>9,0909090909</text:p>
          </table:table-cell>
          <table:table-cell table:number-columns-repeated="995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2" office:value-type="string">
            <text:p>P 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Femme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0.75">
            <text:p>0,7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72">
            <text:p>272</text:p>
          </table:table-cell>
          <table:table-cell/>
          <table:table-cell table:formula="of:=[.AA34]/[.R34]" office:value-type="float" office:value="20.9230769230769">
            <text:p>20,9230769231</text:p>
          </table:table-cell>
          <table:table-cell table:number-columns-repeated="995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 office:value-type="string">
            <text:p>P 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Femme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0.6">
            <text:p>0,6</text:p>
          </table:table-cell>
          <table:table-cell table:style-name="ce2" office:value-type="float" office:value="0.2">
            <text:p>0,2</text:p>
          </table:table-cell>
          <table:table-cell table:style-name="ce2" office:value-type="float" office:value="0.6">
            <text:p>0,6</text:p>
          </table:table-cell>
          <table:table-cell table:number-columns-repeated="2" table:style-name="ce2"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0">
            <text:p>110</text:p>
          </table:table-cell>
          <table:table-cell/>
          <table:table-cell table:formula="of:=[.AA35]/[.R35]" office:value-type="float" office:value="10">
            <text:p>10</text:p>
          </table:table-cell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8"/>
          <table:table-cell office:value-type="string">
            <text:p>Stars : strokes with length &gt; 5mm</text:p>
          </table:table-cell>
          <table:table-cell table:number-columns-repeated="1005"/>
        </table:table-row>
        <table:table-row table:style-name="ro2">
          <table:table-cell table:number-columns-repeated="18"/>
          <table:table-cell office:value-type="string">
            <text:p>Ligtht ghost strokes : erasable strokes</text:p>
          </table:table-cell>
          <table:table-cell table:number-columns-repeated="1005"/>
        </table:table-row>
        <table:table-row table:style-name="ro2">
          <table:table-cell table:number-columns-repeated="18"/>
          <table:table-cell office:value-type="string">
            <text:p>heavy ghost strokes : non erasable strokes</text:p>
          </table:table-cell>
          <table:table-cell table:number-columns-repeated="1005"/>
        </table:table-row>
        <table:table-row table:style-name="ro2" table:number-rows-repeated="50">
          <table:table-cell table:number-columns-repeated="1024"/>
        </table:table-row>
        <table:table-row table:style-name="ro2">
          <table:table-cell table:style-name="ce2" office:value-type="float" office:value="3">
            <text:p>3</text:p>
          </table:table-cell>
          <table:table-cell/>
          <table:table-cell table:style-name="ce2" table:number-columns-repeated="15"/>
          <table:table-cell table:number-columns-repeated="1007"/>
        </table:table-row>
        <table:table-row table:style-name="ro2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Data.C22:Data.AMA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date-style style:name="N123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23">
      <number:text-content/>
      <style:map style:condition="value()&gt;=0" style:apply-style-name="N123P0"/>
    </number:text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6">00/00/0000</text:date>, <text:time style:data-style-name="N2" text:time-value="0000-00-00T02:20:2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éponses_20_de_20_formulaire" style:display-name="PageStyle_Réponses de formulai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6T02:21:04</dc:date>
    <meta:editing-duration>P2DT10H30M20S</meta:editing-duration>
    <meta:editing-cycles>41</meta:editing-cycles>
    <meta:generator>LibreOffice/3.6$Linux_X86_64 LibreOffice_project/360m1$Build-2</meta:generator>
    <meta:document-statistic meta:table-count="1" meta:cell-count="694" meta:object-count="0"/>
  </office:meta>
</office:document-meta>
</file>